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4.013cm"/>
    </style:style>
    <style:style style:name="co3" style:family="table-column">
      <style:table-column-properties fo:break-before="auto" style:column-width="2.6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bi_level_data_2_15_10_41 - Copy" table:style-name="ta1">
        <table:shapes>
          <draw:frame draw:z-index="0" draw:style-name="gr1" draw:text-style-name="P1" svg:width="15.997cm" svg:height="9.004cm" svg:x="23.156cm" svg:y="0.664cm">
            <draw:object draw:notify-on-update-of-ranges="'rabi_level_data_2_15_10_41 - Copy'.F1:'rabi_level_data_2_15_10_41 - Copy'.F1 'rabi_level_data_2_15_10_41 - Copy'.F2:'rabi_level_data_2_15_10_41 - Copy'.F60 'rabi_level_data_2_15_10_41 - Copy'.G1:'rabi_level_data_2_15_10_41 - Copy'.G1 'rabi_level_data_2_15_10_41 - Copy'.G2:'rabi_level_data_2_15_10_41 - Copy'.G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evel_0</text:p>
          </table:table-cell>
          <table:table-cell office:value-type="string" calcext:value-type="string">
            <text:p>level_1</text:p>
          </table:table-cell>
          <table:table-cell office:value-type="string" calcext:value-type="string">
            <text:p>pi_time_est</text:p>
          </table:table-cell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amp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06152753278883" calcext:value-type="float">
            <text:p>1.06152753278883E-05</text:p>
          </table:table-cell>
          <table:table-cell office:value-type="float" office:value="0.0000288119076723315" calcext:value-type="float">
            <text:p>2.88119076723315E-05</text:p>
          </table:table-cell>
          <table:table-cell office:value-type="float" office:value="291.59469" calcext:value-type="float">
            <text:p>291.59469</text:p>
          </table:table-cell>
          <table:table-cell/>
          <table:table-cell table:formula="of:=([.B2]+[.C2])/2" office:value-type="float" office:value="0.0000197135915001099" calcext:value-type="float">
            <text:p>1.97135915001099E-05</text:p>
          </table:table-cell>
          <table:table-cell table:formula="of:=([.C2]-[.B2])/2" office:value-type="float" office:value="0.00000909831617222161" calcext:value-type="float">
            <text:p>9.09831617222161E-06</text:p>
          </table:table-cell>
        </table:table-row>
        <table:table-row table:style-name="ro1">
          <table:table-cell office:value-type="float" office:value="95.26664" calcext:value-type="float">
            <text:p>95.26664</text:p>
          </table:table-cell>
          <table:table-cell office:value-type="float" office:value="0.00000997331341891918" calcext:value-type="float">
            <text:p>9.97331341891918E-06</text:p>
          </table:table-cell>
          <table:table-cell office:value-type="float" office:value="0.000026830245112819" calcext:value-type="float">
            <text:p>2.6830245112819E-05</text:p>
          </table:table-cell>
          <table:table-cell office:value-type="float" office:value="291.51526" calcext:value-type="float">
            <text:p>291.51526</text:p>
          </table:table-cell>
          <table:table-cell/>
          <table:table-cell table:formula="of:=([.B3]+[.C3])/2" office:value-type="float" office:value="0.0000184017792658691" calcext:value-type="float">
            <text:p>1.84017792658691E-05</text:p>
          </table:table-cell>
          <table:table-cell table:formula="of:=([.C3]-[.B3])/2" office:value-type="float" office:value="0.00000842846584694991" calcext:value-type="float">
            <text:p>8.42846584694991E-06</text:p>
          </table:table-cell>
        </table:table-row>
        <table:table-row table:style-name="ro1">
          <table:table-cell office:value-type="float" office:value="190.39345" calcext:value-type="float">
            <text:p>190.39345</text:p>
          </table:table-cell>
          <table:table-cell office:value-type="float" office:value="0.0000074199960232584" calcext:value-type="float">
            <text:p>7.4199960232584E-06</text:p>
          </table:table-cell>
          <table:table-cell office:value-type="float" office:value="0.0000240162494616492" calcext:value-type="float">
            <text:p>2.40162494616492E-05</text:p>
          </table:table-cell>
          <table:table-cell office:value-type="float" office:value="291.58343" calcext:value-type="float">
            <text:p>291.58343</text:p>
          </table:table-cell>
          <table:table-cell/>
          <table:table-cell table:formula="of:=([.B4]+[.C4])/2" office:value-type="float" office:value="0.0000157181227424538" calcext:value-type="float">
            <text:p>1.57181227424538E-05</text:p>
          </table:table-cell>
          <table:table-cell table:formula="of:=([.C4]-[.B4])/2" office:value-type="float" office:value="0.0000082981267191954" calcext:value-type="float">
            <text:p>8.2981267191954E-06</text:p>
          </table:table-cell>
        </table:table-row>
        <table:table-row table:style-name="ro1">
          <table:table-cell office:value-type="float" office:value="285.47692" calcext:value-type="float">
            <text:p>285.47692</text:p>
          </table:table-cell>
          <table:table-cell office:value-type="float" office:value="0.00000526154531895767" calcext:value-type="float">
            <text:p>5.26154531895767E-06</text:p>
          </table:table-cell>
          <table:table-cell office:value-type="float" office:value="0.0000231420237377069" calcext:value-type="float">
            <text:p>2.31420237377069E-05</text:p>
          </table:table-cell>
          <table:table-cell office:value-type="float" office:value="292.0799" calcext:value-type="float">
            <text:p>292.0799</text:p>
          </table:table-cell>
          <table:table-cell/>
          <table:table-cell table:formula="of:=([.B5]+[.C5])/2" office:value-type="float" office:value="0.0000142017845283323" calcext:value-type="float">
            <text:p>1.42017845283323E-05</text:p>
          </table:table-cell>
          <table:table-cell table:formula="of:=([.C5]-[.B5])/2" office:value-type="float" office:value="0.0000089402392093746" calcext:value-type="float">
            <text:p>8.9402392093746E-06</text:p>
          </table:table-cell>
        </table:table-row>
        <table:table-row table:style-name="ro1">
          <table:table-cell office:value-type="float" office:value="380.86678" calcext:value-type="float">
            <text:p>380.86678</text:p>
          </table:table-cell>
          <table:table-cell office:value-type="float" office:value="0.00000365604215346081" calcext:value-type="float">
            <text:p>3.65604215346081E-06</text:p>
          </table:table-cell>
          <table:table-cell office:value-type="float" office:value="0.0000207904156047111" calcext:value-type="float">
            <text:p>2.07904156047111E-05</text:p>
          </table:table-cell>
          <table:table-cell office:value-type="float" office:value="292.02572" calcext:value-type="float">
            <text:p>292.02572</text:p>
          </table:table-cell>
          <table:table-cell/>
          <table:table-cell table:formula="of:=([.B6]+[.C6])/2" office:value-type="float" office:value="0.0000122232288790859" calcext:value-type="float">
            <text:p>1.22232288790859E-05</text:p>
          </table:table-cell>
          <table:table-cell table:formula="of:=([.C6]-[.B6])/2" office:value-type="float" office:value="0.00000856718672562514" calcext:value-type="float">
            <text:p>8.56718672562514E-06</text:p>
          </table:table-cell>
        </table:table-row>
        <table:table-row table:style-name="ro1">
          <table:table-cell office:value-type="float" office:value="475.86705" calcext:value-type="float">
            <text:p>475.86705</text:p>
          </table:table-cell>
          <table:table-cell office:value-type="float" office:value="0.00000511339725122974" calcext:value-type="float">
            <text:p>5.11339725122974E-06</text:p>
          </table:table-cell>
          <table:table-cell office:value-type="float" office:value="0.0000229124010255932" calcext:value-type="float">
            <text:p>2.29124010255932E-05</text:p>
          </table:table-cell>
          <table:table-cell office:value-type="float" office:value="292.26885" calcext:value-type="float">
            <text:p>292.26885</text:p>
          </table:table-cell>
          <table:table-cell/>
          <table:table-cell table:formula="of:=([.B7]+[.C7])/2" office:value-type="float" office:value="0.0000140128991384114" calcext:value-type="float">
            <text:p>1.40128991384114E-05</text:p>
          </table:table-cell>
          <table:table-cell table:formula="of:=([.C7]-[.B7])/2" office:value-type="float" office:value="0.0000088995018871817" calcext:value-type="float">
            <text:p>8.8995018871817E-06</text:p>
          </table:table-cell>
        </table:table-row>
        <table:table-row table:style-name="ro1">
          <table:table-cell office:value-type="float" office:value="571.10067" calcext:value-type="float">
            <text:p>571.10067</text:p>
          </table:table-cell>
          <table:table-cell office:value-type="float" office:value="0.00000711473559250056" calcext:value-type="float">
            <text:p>7.11473559250056E-06</text:p>
          </table:table-cell>
          <table:table-cell office:value-type="float" office:value="0.0000247606588831568" calcext:value-type="float">
            <text:p>2.47606588831568E-05</text:p>
          </table:table-cell>
          <table:table-cell office:value-type="float" office:value="291.59646" calcext:value-type="float">
            <text:p>291.59646</text:p>
          </table:table-cell>
          <table:table-cell/>
          <table:table-cell table:formula="of:=([.B8]+[.C8])/2" office:value-type="float" office:value="0.0000159376972378287" calcext:value-type="float">
            <text:p>1.59376972378287E-05</text:p>
          </table:table-cell>
          <table:table-cell table:formula="of:=([.C8]-[.B8])/2" office:value-type="float" office:value="0.00000882296164532811" calcext:value-type="float">
            <text:p>8.82296164532811E-06</text:p>
          </table:table-cell>
        </table:table-row>
        <table:table-row table:style-name="ro1">
          <table:table-cell office:value-type="float" office:value="666.25055" calcext:value-type="float">
            <text:p>666.25055</text:p>
          </table:table-cell>
          <table:table-cell office:value-type="float" office:value="0.00000869409365652667" calcext:value-type="float">
            <text:p>8.69409365652667E-06</text:p>
          </table:table-cell>
          <table:table-cell office:value-type="float" office:value="0.0000268090466838699" calcext:value-type="float">
            <text:p>2.68090466838699E-05</text:p>
          </table:table-cell>
          <table:table-cell office:value-type="float" office:value="291.68633" calcext:value-type="float">
            <text:p>291.68633</text:p>
          </table:table-cell>
          <table:table-cell/>
          <table:table-cell table:formula="of:=([.B9]+[.C9])/2" office:value-type="float" office:value="0.0000177515701701983" calcext:value-type="float">
            <text:p>1.77515701701983E-05</text:p>
          </table:table-cell>
          <table:table-cell table:formula="of:=([.C9]-[.B9])/2" office:value-type="float" office:value="0.00000905747651367162" calcext:value-type="float">
            <text:p>9.05747651367162E-06</text:p>
          </table:table-cell>
        </table:table-row>
        <table:table-row table:style-name="ro1">
          <table:table-cell office:value-type="float" office:value="761.31718" calcext:value-type="float">
            <text:p>761.31718</text:p>
          </table:table-cell>
          <table:table-cell office:value-type="float" office:value="0.00000930171068186808" calcext:value-type="float">
            <text:p>9.30171068186808E-06</text:p>
          </table:table-cell>
          <table:table-cell office:value-type="float" office:value="0.0000284652972648529" calcext:value-type="float">
            <text:p>2.84652972648529E-05</text:p>
          </table:table-cell>
          <table:table-cell office:value-type="float" office:value="291.35273" calcext:value-type="float">
            <text:p>291.35273</text:p>
          </table:table-cell>
          <table:table-cell/>
          <table:table-cell table:formula="of:=([.B10]+[.C10])/2" office:value-type="float" office:value="0.0000188835039733605" calcext:value-type="float">
            <text:p>1.88835039733605E-05</text:p>
          </table:table-cell>
          <table:table-cell table:formula="of:=([.C10]-[.B10])/2" office:value-type="float" office:value="0.00000958179329149243" calcext:value-type="float">
            <text:p>9.58179329149243E-06</text:p>
          </table:table-cell>
        </table:table-row>
        <table:table-row table:style-name="ro1">
          <table:table-cell office:value-type="float" office:value="856.38416" calcext:value-type="float">
            <text:p>856.38416</text:p>
          </table:table-cell>
          <table:table-cell office:value-type="float" office:value="0.00000734881206317554" calcext:value-type="float">
            <text:p>7.34881206317554E-06</text:p>
          </table:table-cell>
          <table:table-cell office:value-type="float" office:value="0.0000259866677907875" calcext:value-type="float">
            <text:p>2.59866677907875E-05</text:p>
          </table:table-cell>
          <table:table-cell office:value-type="float" office:value="291.18371" calcext:value-type="float">
            <text:p>291.18371</text:p>
          </table:table-cell>
          <table:table-cell/>
          <table:table-cell table:formula="of:=([.B11]+[.C11])/2" office:value-type="float" office:value="0.0000166677399269815" calcext:value-type="float">
            <text:p>1.66677399269815E-05</text:p>
          </table:table-cell>
          <table:table-cell table:formula="of:=([.C11]-[.B11])/2" office:value-type="float" office:value="0.00000931892786380597" calcext:value-type="float">
            <text:p>9.31892786380597E-06</text:p>
          </table:table-cell>
        </table:table-row>
        <table:table-row table:style-name="ro1">
          <table:table-cell office:value-type="float" office:value="951.50432" calcext:value-type="float">
            <text:p>951.50432</text:p>
          </table:table-cell>
          <table:table-cell office:value-type="float" office:value="0.00000473381042557966" calcext:value-type="float">
            <text:p>4.73381042557966E-06</text:p>
          </table:table-cell>
          <table:table-cell office:value-type="float" office:value="0.0000239091480817449" calcext:value-type="float">
            <text:p>2.39091480817449E-05</text:p>
          </table:table-cell>
          <table:table-cell office:value-type="float" office:value="291.7963" calcext:value-type="float">
            <text:p>291.7963</text:p>
          </table:table-cell>
          <table:table-cell/>
          <table:table-cell table:formula="of:=([.B12]+[.C12])/2" office:value-type="float" office:value="0.0000143214792536623" calcext:value-type="float">
            <text:p>1.43214792536623E-05</text:p>
          </table:table-cell>
          <table:table-cell table:formula="of:=([.C12]-[.B12])/2" office:value-type="float" office:value="0.00000958766882808264" calcext:value-type="float">
            <text:p>9.58766882808264E-06</text:p>
          </table:table-cell>
        </table:table-row>
        <table:table-row table:style-name="ro1">
          <table:table-cell office:value-type="float" office:value="1046.66739" calcext:value-type="float">
            <text:p>1046.66739</text:p>
          </table:table-cell>
          <table:table-cell office:value-type="float" office:value="0.00000339970828330242" calcext:value-type="float">
            <text:p>3.39970828330242E-06</text:p>
          </table:table-cell>
          <table:table-cell office:value-type="float" office:value="0.0000225011258415684" calcext:value-type="float">
            <text:p>2.25011258415684E-05</text:p>
          </table:table-cell>
          <table:table-cell office:value-type="float" office:value="292.20165" calcext:value-type="float">
            <text:p>292.20165</text:p>
          </table:table-cell>
          <table:table-cell/>
          <table:table-cell table:formula="of:=([.B13]+[.C13])/2" office:value-type="float" office:value="0.0000129504170624354" calcext:value-type="float">
            <text:p>1.29504170624354E-05</text:p>
          </table:table-cell>
          <table:table-cell table:formula="of:=([.C13]-[.B13])/2" office:value-type="float" office:value="0.00000955070877913298" calcext:value-type="float">
            <text:p>9.55070877913298E-06</text:p>
          </table:table-cell>
        </table:table-row>
        <table:table-row table:style-name="ro1">
          <table:table-cell office:value-type="float" office:value="1142.00418" calcext:value-type="float">
            <text:p>1142.00418</text:p>
          </table:table-cell>
          <table:table-cell office:value-type="float" office:value="0.0000052775845007835" calcext:value-type="float">
            <text:p>5.2775845007835E-06</text:p>
          </table:table-cell>
          <table:table-cell office:value-type="float" office:value="0.0000246529341973732" calcext:value-type="float">
            <text:p>2.46529341973732E-05</text:p>
          </table:table-cell>
          <table:table-cell office:value-type="float" office:value="292.00931" calcext:value-type="float">
            <text:p>292.00931</text:p>
          </table:table-cell>
          <table:table-cell/>
          <table:table-cell table:formula="of:=([.B14]+[.C14])/2" office:value-type="float" office:value="0.0000149652593490783" calcext:value-type="float">
            <text:p>1.49652593490783E-05</text:p>
          </table:table-cell>
          <table:table-cell table:formula="of:=([.C14]-[.B14])/2" office:value-type="float" office:value="0.00000968767484829483" calcext:value-type="float">
            <text:p>9.68767484829483E-06</text:p>
          </table:table-cell>
        </table:table-row>
        <table:table-row table:style-name="ro1">
          <table:table-cell office:value-type="float" office:value="1237.31088" calcext:value-type="float">
            <text:p>1237.31088</text:p>
          </table:table-cell>
          <table:table-cell office:value-type="float" office:value="0.00000689878915512938" calcext:value-type="float">
            <text:p>6.89878915512938E-06</text:p>
          </table:table-cell>
          <table:table-cell office:value-type="float" office:value="0.0000260230784884389" calcext:value-type="float">
            <text:p>2.60230784884389E-05</text:p>
          </table:table-cell>
          <table:table-cell office:value-type="float" office:value="291.50197" calcext:value-type="float">
            <text:p>291.50197</text:p>
          </table:table-cell>
          <table:table-cell/>
          <table:table-cell table:formula="of:=([.B15]+[.C15])/2" office:value-type="float" office:value="0.0000164609338217841" calcext:value-type="float">
            <text:p>1.64609338217841E-05</text:p>
          </table:table-cell>
          <table:table-cell table:formula="of:=([.C15]-[.B15])/2" office:value-type="float" office:value="0.00000956214466665474" calcext:value-type="float">
            <text:p>9.56214466665474E-06</text:p>
          </table:table-cell>
        </table:table-row>
        <table:table-row table:style-name="ro1">
          <table:table-cell office:value-type="float" office:value="1332.62155" calcext:value-type="float">
            <text:p>1332.62155</text:p>
          </table:table-cell>
          <table:table-cell office:value-type="float" office:value="0.00000826595552466561" calcext:value-type="float">
            <text:p>8.26595552466561E-06</text:p>
          </table:table-cell>
          <table:table-cell office:value-type="float" office:value="0.0000277276858397636" calcext:value-type="float">
            <text:p>2.77276858397636E-05</text:p>
          </table:table-cell>
          <table:table-cell office:value-type="float" office:value="291.52956" calcext:value-type="float">
            <text:p>291.52956</text:p>
          </table:table-cell>
          <table:table-cell/>
          <table:table-cell table:formula="of:=([.B16]+[.C16])/2" office:value-type="float" office:value="0.0000179968206822146" calcext:value-type="float">
            <text:p>1.79968206822146E-05</text:p>
          </table:table-cell>
          <table:table-cell table:formula="of:=([.C16]-[.B16])/2" office:value-type="float" office:value="0.00000973086515754902" calcext:value-type="float">
            <text:p>9.73086515754902E-06</text:p>
          </table:table-cell>
        </table:table-row>
        <table:table-row table:style-name="ro1">
          <table:table-cell office:value-type="float" office:value="1427.87779" calcext:value-type="float">
            <text:p>1427.87779</text:p>
          </table:table-cell>
          <table:table-cell office:value-type="float" office:value="0.00000898362400159143" calcext:value-type="float">
            <text:p>8.98362400159143E-06</text:p>
          </table:table-cell>
          <table:table-cell office:value-type="float" office:value="0.0000281624242319771" calcext:value-type="float">
            <text:p>2.81624242319771E-05</text:p>
          </table:table-cell>
          <table:table-cell office:value-type="float" office:value="291.3558" calcext:value-type="float">
            <text:p>291.3558</text:p>
          </table:table-cell>
          <table:table-cell/>
          <table:table-cell table:formula="of:=([.B17]+[.C17])/2" office:value-type="float" office:value="0.0000185730241167843" calcext:value-type="float">
            <text:p>1.85730241167843E-05</text:p>
          </table:table-cell>
          <table:table-cell table:formula="of:=([.C17]-[.B17])/2" office:value-type="float" office:value="0.00000958940011519283" calcext:value-type="float">
            <text:p>9.58940011519283E-06</text:p>
          </table:table-cell>
        </table:table-row>
        <table:table-row table:style-name="ro1">
          <table:table-cell office:value-type="float" office:value="1522.91762" calcext:value-type="float">
            <text:p>1522.91762</text:p>
          </table:table-cell>
          <table:table-cell office:value-type="float" office:value="0.000007009791683028" calcext:value-type="float">
            <text:p>7.009791683028E-06</text:p>
          </table:table-cell>
          <table:table-cell office:value-type="float" office:value="0.0000261125143596318" calcext:value-type="float">
            <text:p>2.61125143596318E-05</text:p>
          </table:table-cell>
          <table:table-cell office:value-type="float" office:value="291.4812" calcext:value-type="float">
            <text:p>291.4812</text:p>
          </table:table-cell>
          <table:table-cell/>
          <table:table-cell table:formula="of:=([.B18]+[.C18])/2" office:value-type="float" office:value="0.0000165611530213299" calcext:value-type="float">
            <text:p>1.65611530213299E-05</text:p>
          </table:table-cell>
          <table:table-cell table:formula="of:=([.C18]-[.B18])/2" office:value-type="float" office:value="0.0000095513613383019" calcext:value-type="float">
            <text:p>9.5513613383019E-06</text:p>
          </table:table-cell>
        </table:table-row>
        <table:table-row table:style-name="ro1">
          <table:table-cell office:value-type="float" office:value="1618.31769" calcext:value-type="float">
            <text:p>1618.31769</text:p>
          </table:table-cell>
          <table:table-cell office:value-type="float" office:value="0.00000418434428406765" calcext:value-type="float">
            <text:p>4.18434428406765E-06</text:p>
          </table:table-cell>
          <table:table-cell office:value-type="float" office:value="0.0000236890355801558" calcext:value-type="float">
            <text:p>2.36890355801558E-05</text:p>
          </table:table-cell>
          <table:table-cell office:value-type="float" office:value="291.57688" calcext:value-type="float">
            <text:p>291.57688</text:p>
          </table:table-cell>
          <table:table-cell/>
          <table:table-cell table:formula="of:=([.B19]+[.C19])/2" office:value-type="float" office:value="0.0000139366899321117" calcext:value-type="float">
            <text:p>1.39366899321117E-05</text:p>
          </table:table-cell>
          <table:table-cell table:formula="of:=([.C19]-[.B19])/2" office:value-type="float" office:value="0.00000975234564804407" calcext:value-type="float">
            <text:p>9.75234564804407E-06</text:p>
          </table:table-cell>
        </table:table-row>
        <table:table-row table:style-name="ro1">
          <table:table-cell office:value-type="float" office:value="1713.55113" calcext:value-type="float">
            <text:p>1713.55113</text:p>
          </table:table-cell>
          <table:table-cell office:value-type="float" office:value="0.00000180482040202154" calcext:value-type="float">
            <text:p>1.80482040202154E-06</text:p>
          </table:table-cell>
          <table:table-cell office:value-type="float" office:value="0.0000209767425734704" calcext:value-type="float">
            <text:p>2.09767425734704E-05</text:p>
          </table:table-cell>
          <table:table-cell office:value-type="float" office:value="291.83455" calcext:value-type="float">
            <text:p>291.83455</text:p>
          </table:table-cell>
          <table:table-cell/>
          <table:table-cell table:formula="of:=([.B20]+[.C20])/2" office:value-type="float" office:value="0.000011390781487746" calcext:value-type="float">
            <text:p>1.1390781487746E-05</text:p>
          </table:table-cell>
          <table:table-cell table:formula="of:=([.C20]-[.B20])/2" office:value-type="float" office:value="0.00000958596108572445" calcext:value-type="float">
            <text:p>9.58596108572445E-06</text:p>
          </table:table-cell>
        </table:table-row>
        <table:table-row table:style-name="ro1">
          <table:table-cell office:value-type="float" office:value="1808.78825" calcext:value-type="float">
            <text:p>1808.78825</text:p>
          </table:table-cell>
          <table:table-cell office:value-type="float" office:value="0.00000204484497751704" calcext:value-type="float">
            <text:p>2.04484497751704E-06</text:p>
          </table:table-cell>
          <table:table-cell office:value-type="float" office:value="0.0000209382558561166" calcext:value-type="float">
            <text:p>2.09382558561166E-05</text:p>
          </table:table-cell>
          <table:table-cell office:value-type="float" office:value="292.01297" calcext:value-type="float">
            <text:p>292.01297</text:p>
          </table:table-cell>
          <table:table-cell/>
          <table:table-cell table:formula="of:=([.B21]+[.C21])/2" office:value-type="float" office:value="0.0000114915504168168" calcext:value-type="float">
            <text:p>1.14915504168168E-05</text:p>
          </table:table-cell>
          <table:table-cell table:formula="of:=([.C21]-[.B21])/2" office:value-type="float" office:value="0.0000094467054392998" calcext:value-type="float">
            <text:p>9.4467054392998E-06</text:p>
          </table:table-cell>
        </table:table-row>
        <table:table-row table:style-name="ro1">
          <table:table-cell office:value-type="float" office:value="1903.7946" calcext:value-type="float">
            <text:p>1903.7946</text:p>
          </table:table-cell>
          <table:table-cell office:value-type="float" office:value="0.00000431461948481444" calcext:value-type="float">
            <text:p>4.31461948481444E-06</text:p>
          </table:table-cell>
          <table:table-cell office:value-type="float" office:value="0.0000234325870630818" calcext:value-type="float">
            <text:p>2.34325870630818E-05</text:p>
          </table:table-cell>
          <table:table-cell office:value-type="float" office:value="291.58896" calcext:value-type="float">
            <text:p>291.58896</text:p>
          </table:table-cell>
          <table:table-cell/>
          <table:table-cell table:formula="of:=([.B22]+[.C22])/2" office:value-type="float" office:value="0.0000138736032739481" calcext:value-type="float">
            <text:p>1.38736032739481E-05</text:p>
          </table:table-cell>
          <table:table-cell table:formula="of:=([.C22]-[.B22])/2" office:value-type="float" office:value="0.00000955898378913369" calcext:value-type="float">
            <text:p>9.55898378913369E-06</text:p>
          </table:table-cell>
        </table:table-row>
        <table:table-row table:style-name="ro1">
          <table:table-cell office:value-type="float" office:value="1998.9514" calcext:value-type="float">
            <text:p>1998.9514</text:p>
          </table:table-cell>
          <table:table-cell office:value-type="float" office:value="0.00000650279505514737" calcext:value-type="float">
            <text:p>6.50279505514737E-06</text:p>
          </table:table-cell>
          <table:table-cell office:value-type="float" office:value="0.0000246611811779564" calcext:value-type="float">
            <text:p>2.46611811779564E-05</text:p>
          </table:table-cell>
          <table:table-cell office:value-type="float" office:value="291.21834" calcext:value-type="float">
            <text:p>291.21834</text:p>
          </table:table-cell>
          <table:table-cell/>
          <table:table-cell table:formula="of:=([.B23]+[.C23])/2" office:value-type="float" office:value="0.0000155819881165519" calcext:value-type="float">
            <text:p>1.55819881165519E-05</text:p>
          </table:table-cell>
          <table:table-cell table:formula="of:=([.C23]-[.B23])/2" office:value-type="float" office:value="0.00000907919306140449" calcext:value-type="float">
            <text:p>9.07919306140449E-06</text:p>
          </table:table-cell>
        </table:table-row>
        <table:table-row table:style-name="ro1">
          <table:table-cell office:value-type="float" office:value="2093.96158" calcext:value-type="float">
            <text:p>2093.96158</text:p>
          </table:table-cell>
          <table:table-cell office:value-type="float" office:value="0.00000814598295544045" calcext:value-type="float">
            <text:p>8.14598295544045E-06</text:p>
          </table:table-cell>
          <table:table-cell office:value-type="float" office:value="0.0000269053596836841" calcext:value-type="float">
            <text:p>2.69053596836841E-05</text:p>
          </table:table-cell>
          <table:table-cell office:value-type="float" office:value="291.26997" calcext:value-type="float">
            <text:p>291.26997</text:p>
          </table:table-cell>
          <table:table-cell/>
          <table:table-cell table:formula="of:=([.B24]+[.C24])/2" office:value-type="float" office:value="0.0000175256713195623" calcext:value-type="float">
            <text:p>1.75256713195623E-05</text:p>
          </table:table-cell>
          <table:table-cell table:formula="of:=([.C24]-[.B24])/2" office:value-type="float" office:value="0.00000937968836412185" calcext:value-type="float">
            <text:p>9.37968836412185E-06</text:p>
          </table:table-cell>
        </table:table-row>
        <table:table-row table:style-name="ro1">
          <table:table-cell office:value-type="float" office:value="2189.4351" calcext:value-type="float">
            <text:p>2189.4351</text:p>
          </table:table-cell>
          <table:table-cell office:value-type="float" office:value="0.00000961364975718945" calcext:value-type="float">
            <text:p>9.61364975718945E-06</text:p>
          </table:table-cell>
          <table:table-cell office:value-type="float" office:value="0.0000294187516386853" calcext:value-type="float">
            <text:p>2.94187516386853E-05</text:p>
          </table:table-cell>
          <table:table-cell office:value-type="float" office:value="290.72281" calcext:value-type="float">
            <text:p>290.72281</text:p>
          </table:table-cell>
          <table:table-cell/>
          <table:table-cell table:formula="of:=([.B25]+[.C25])/2" office:value-type="float" office:value="0.0000195162006979374" calcext:value-type="float">
            <text:p>1.95162006979374E-05</text:p>
          </table:table-cell>
          <table:table-cell table:formula="of:=([.C25]-[.B25])/2" office:value-type="float" office:value="0.00000990255094074791" calcext:value-type="float">
            <text:p>9.90255094074791E-06</text:p>
          </table:table-cell>
        </table:table-row>
        <table:table-row table:style-name="ro1">
          <table:table-cell office:value-type="float" office:value="2284.595" calcext:value-type="float">
            <text:p>2284.595</text:p>
          </table:table-cell>
          <table:table-cell office:value-type="float" office:value="0.0000102094584317829" calcext:value-type="float">
            <text:p>1.02094584317829E-05</text:p>
          </table:table-cell>
          <table:table-cell office:value-type="float" office:value="0.0000300487079103078" calcext:value-type="float">
            <text:p>3.00487079103078E-05</text:p>
          </table:table-cell>
          <table:table-cell office:value-type="float" office:value="290.87688" calcext:value-type="float">
            <text:p>290.87688</text:p>
          </table:table-cell>
          <table:table-cell/>
          <table:table-cell table:formula="of:=([.B26]+[.C26])/2" office:value-type="float" office:value="0.0000201290831710453" calcext:value-type="float">
            <text:p>2.01290831710453E-05</text:p>
          </table:table-cell>
          <table:table-cell table:formula="of:=([.C26]-[.B26])/2" office:value-type="float" office:value="0.00000991962473926243" calcext:value-type="float">
            <text:p>9.91962473926243E-06</text:p>
          </table:table-cell>
        </table:table-row>
        <table:table-row table:style-name="ro1">
          <table:table-cell office:value-type="float" office:value="2379.61831" calcext:value-type="float">
            <text:p>2379.61831</text:p>
          </table:table-cell>
          <table:table-cell office:value-type="float" office:value="0.00000787750216763325" calcext:value-type="float">
            <text:p>7.87750216763325E-06</text:p>
          </table:table-cell>
          <table:table-cell office:value-type="float" office:value="0.0000277811066712426" calcext:value-type="float">
            <text:p>2.77811066712426E-05</text:p>
          </table:table-cell>
          <table:table-cell office:value-type="float" office:value="290.93728" calcext:value-type="float">
            <text:p>290.93728</text:p>
          </table:table-cell>
          <table:table-cell/>
          <table:table-cell table:formula="of:=([.B27]+[.C27])/2" office:value-type="float" office:value="0.0000178293044194379" calcext:value-type="float">
            <text:p>1.78293044194379E-05</text:p>
          </table:table-cell>
          <table:table-cell table:formula="of:=([.C27]-[.B27])/2" office:value-type="float" office:value="0.00000995180225180465" calcext:value-type="float">
            <text:p>9.95180225180465E-06</text:p>
          </table:table-cell>
        </table:table-row>
        <table:table-row table:style-name="ro1">
          <table:table-cell office:value-type="float" office:value="2475.01859" calcext:value-type="float">
            <text:p>2475.01859</text:p>
          </table:table-cell>
          <table:table-cell office:value-type="float" office:value="0.00000518009315728136" calcext:value-type="float">
            <text:p>5.18009315728136E-06</text:p>
          </table:table-cell>
          <table:table-cell office:value-type="float" office:value="0.0000245029912048496" calcext:value-type="float">
            <text:p>2.45029912048496E-05</text:p>
          </table:table-cell>
          <table:table-cell office:value-type="float" office:value="290.96395" calcext:value-type="float">
            <text:p>290.96395</text:p>
          </table:table-cell>
          <table:table-cell/>
          <table:table-cell table:formula="of:=([.B28]+[.C28])/2" office:value-type="float" office:value="0.0000148415421810655" calcext:value-type="float">
            <text:p>1.48415421810655E-05</text:p>
          </table:table-cell>
          <table:table-cell table:formula="of:=([.C28]-[.B28])/2" office:value-type="float" office:value="0.00000966144902378412" calcext:value-type="float">
            <text:p>9.66144902378412E-06</text:p>
          </table:table-cell>
        </table:table-row>
        <table:table-row table:style-name="ro1">
          <table:table-cell office:value-type="float" office:value="2570.1519" calcext:value-type="float">
            <text:p>2570.1519</text:p>
          </table:table-cell>
          <table:table-cell office:value-type="float" office:value="0.00000256182090484567" calcext:value-type="float">
            <text:p>2.56182090484567E-06</text:p>
          </table:table-cell>
          <table:table-cell office:value-type="float" office:value="0.0000211232738285786" calcext:value-type="float">
            <text:p>2.11232738285786E-05</text:p>
          </table:table-cell>
          <table:table-cell office:value-type="float" office:value="291.72927" calcext:value-type="float">
            <text:p>291.72927</text:p>
          </table:table-cell>
          <table:table-cell/>
          <table:table-cell table:formula="of:=([.B29]+[.C29])/2" office:value-type="float" office:value="0.0000118425473667121" calcext:value-type="float">
            <text:p>1.18425473667121E-05</text:p>
          </table:table-cell>
          <table:table-cell table:formula="of:=([.C29]-[.B29])/2" office:value-type="float" office:value="0.00000928072646186647" calcext:value-type="float">
            <text:p>9.28072646186647E-06</text:p>
          </table:table-cell>
        </table:table-row>
        <table:table-row table:style-name="ro1">
          <table:table-cell office:value-type="float" office:value="2665.30185" calcext:value-type="float">
            <text:p>2665.30185</text:p>
          </table:table-cell>
          <table:table-cell office:value-type="float" office:value="0.00000200380865514382" calcext:value-type="float">
            <text:p>2.00380865514382E-06</text:p>
          </table:table-cell>
          <table:table-cell office:value-type="float" office:value="0.0000209667480539379" calcext:value-type="float">
            <text:p>2.09667480539379E-05</text:p>
          </table:table-cell>
          <table:table-cell office:value-type="float" office:value="291.76652" calcext:value-type="float">
            <text:p>291.76652</text:p>
          </table:table-cell>
          <table:table-cell/>
          <table:table-cell table:formula="of:=([.B30]+[.C30])/2" office:value-type="float" office:value="0.0000114852783545408" calcext:value-type="float">
            <text:p>1.14852783545408E-05</text:p>
          </table:table-cell>
          <table:table-cell table:formula="of:=([.C30]-[.B30])/2" office:value-type="float" office:value="0.00000948146969939702" calcext:value-type="float">
            <text:p>9.48146969939702E-06</text:p>
          </table:table-cell>
        </table:table-row>
        <table:table-row table:style-name="ro1">
          <table:table-cell office:value-type="float" office:value="2760.61892" calcext:value-type="float">
            <text:p>2760.61892</text:p>
          </table:table-cell>
          <table:table-cell office:value-type="float" office:value="0.00000439928139534891" calcext:value-type="float">
            <text:p>4.39928139534891E-06</text:p>
          </table:table-cell>
          <table:table-cell office:value-type="float" office:value="0.000022700373383883" calcext:value-type="float">
            <text:p>2.2700373383883E-05</text:p>
          </table:table-cell>
          <table:table-cell office:value-type="float" office:value="291.03942" calcext:value-type="float">
            <text:p>291.03942</text:p>
          </table:table-cell>
          <table:table-cell/>
          <table:table-cell table:formula="of:=([.B31]+[.C31])/2" office:value-type="float" office:value="0.0000135498273896159" calcext:value-type="float">
            <text:p>1.35498273896159E-05</text:p>
          </table:table-cell>
          <table:table-cell table:formula="of:=([.C31]-[.B31])/2" office:value-type="float" office:value="0.00000915054599426704" calcext:value-type="float">
            <text:p>9.15054599426704E-06</text:p>
          </table:table-cell>
        </table:table-row>
        <table:table-row table:style-name="ro1">
          <table:table-cell office:value-type="float" office:value="2855.80219" calcext:value-type="float">
            <text:p>2855.80219</text:p>
          </table:table-cell>
          <table:table-cell office:value-type="float" office:value="0.00000678969986765952" calcext:value-type="float">
            <text:p>6.78969986765952E-06</text:p>
          </table:table-cell>
          <table:table-cell office:value-type="float" office:value="0.0000262635731040173" calcext:value-type="float">
            <text:p>2.62635731040173E-05</text:p>
          </table:table-cell>
          <table:table-cell office:value-type="float" office:value="291.12451" calcext:value-type="float">
            <text:p>291.12451</text:p>
          </table:table-cell>
          <table:table-cell/>
          <table:table-cell table:formula="of:=([.B32]+[.C32])/2" office:value-type="float" office:value="0.0000165266364858384" calcext:value-type="float">
            <text:p>1.65266364858384E-05</text:p>
          </table:table-cell>
          <table:table-cell table:formula="of:=([.C32]-[.B32])/2" office:value-type="float" office:value="0.00000973693661817891" calcext:value-type="float">
            <text:p>9.73693661817891E-06</text:p>
          </table:table-cell>
        </table:table-row>
        <table:table-row table:style-name="ro1">
          <table:table-cell office:value-type="float" office:value="2950.81893" calcext:value-type="float">
            <text:p>2950.81893</text:p>
          </table:table-cell>
          <table:table-cell office:value-type="float" office:value="0.00000815890627894841" calcext:value-type="float">
            <text:p>8.15890627894841E-06</text:p>
          </table:table-cell>
          <table:table-cell office:value-type="float" office:value="0.0000270525090400794" calcext:value-type="float">
            <text:p>2.70525090400794E-05</text:p>
          </table:table-cell>
          <table:table-cell office:value-type="float" office:value="290.61163" calcext:value-type="float">
            <text:p>290.61163</text:p>
          </table:table-cell>
          <table:table-cell/>
          <table:table-cell table:formula="of:=([.B33]+[.C33])/2" office:value-type="float" office:value="0.0000176057076595139" calcext:value-type="float">
            <text:p>1.76057076595139E-05</text:p>
          </table:table-cell>
          <table:table-cell table:formula="of:=([.C33]-[.B33])/2" office:value-type="float" office:value="0.00000944680138056551" calcext:value-type="float">
            <text:p>9.44680138056551E-06</text:p>
          </table:table-cell>
        </table:table-row>
        <table:table-row table:style-name="ro1">
          <table:table-cell office:value-type="float" office:value="3045.87905" calcext:value-type="float">
            <text:p>3045.87905</text:p>
          </table:table-cell>
          <table:table-cell office:value-type="float" office:value="0.00000931122724654433" calcext:value-type="float">
            <text:p>9.31122724654433E-06</text:p>
          </table:table-cell>
          <table:table-cell office:value-type="float" office:value="0.0000280702984725662" calcext:value-type="float">
            <text:p>2.80702984725662E-05</text:p>
          </table:table-cell>
          <table:table-cell office:value-type="float" office:value="290.42343" calcext:value-type="float">
            <text:p>290.42343</text:p>
          </table:table-cell>
          <table:table-cell/>
          <table:table-cell table:formula="of:=([.B34]+[.C34])/2" office:value-type="float" office:value="0.0000186907628595553" calcext:value-type="float">
            <text:p>1.86907628595553E-05</text:p>
          </table:table-cell>
          <table:table-cell table:formula="of:=([.C34]-[.B34])/2" office:value-type="float" office:value="0.00000937953561301094" calcext:value-type="float">
            <text:p>9.37953561301094E-06</text:p>
          </table:table-cell>
        </table:table-row>
        <table:table-row table:style-name="ro1">
          <table:table-cell office:value-type="float" office:value="3140.90233" calcext:value-type="float">
            <text:p>3140.90233</text:p>
          </table:table-cell>
          <table:table-cell office:value-type="float" office:value="0.00000999904427576014" calcext:value-type="float">
            <text:p>9.99904427576014E-06</text:p>
          </table:table-cell>
          <table:table-cell office:value-type="float" office:value="0.0000300942884469321" calcext:value-type="float">
            <text:p>3.00942884469321E-05</text:p>
          </table:table-cell>
          <table:table-cell office:value-type="float" office:value="290.54842" calcext:value-type="float">
            <text:p>290.54842</text:p>
          </table:table-cell>
          <table:table-cell/>
          <table:table-cell table:formula="of:=([.B35]+[.C35])/2" office:value-type="float" office:value="0.0000200466663613461" calcext:value-type="float">
            <text:p>2.00466663613461E-05</text:p>
          </table:table-cell>
          <table:table-cell table:formula="of:=([.C35]-[.B35])/2" office:value-type="float" office:value="0.000010047622085586" calcext:value-type="float">
            <text:p>1.0047622085586E-05</text:p>
          </table:table-cell>
        </table:table-row>
        <table:table-row table:style-name="ro1">
          <table:table-cell office:value-type="float" office:value="3235.96912" calcext:value-type="float">
            <text:p>3235.96912</text:p>
          </table:table-cell>
          <table:table-cell office:value-type="float" office:value="0.00000955104896225798" calcext:value-type="float">
            <text:p>9.55104896225798E-06</text:p>
          </table:table-cell>
          <table:table-cell office:value-type="float" office:value="0.0000291793401381538" calcext:value-type="float">
            <text:p>2.91793401381538E-05</text:p>
          </table:table-cell>
          <table:table-cell office:value-type="float" office:value="290.71179" calcext:value-type="float">
            <text:p>290.71179</text:p>
          </table:table-cell>
          <table:table-cell/>
          <table:table-cell table:formula="of:=([.B36]+[.C36])/2" office:value-type="float" office:value="0.0000193651945502059" calcext:value-type="float">
            <text:p>1.93651945502059E-05</text:p>
          </table:table-cell>
          <table:table-cell table:formula="of:=([.C36]-[.B36])/2" office:value-type="float" office:value="0.00000981414558794793" calcext:value-type="float">
            <text:p>9.81414558794793E-06</text:p>
          </table:table-cell>
        </table:table-row>
        <table:table-row table:style-name="ro1">
          <table:table-cell office:value-type="float" office:value="3331.23594" calcext:value-type="float">
            <text:p>3331.23594</text:p>
          </table:table-cell>
          <table:table-cell office:value-type="float" office:value="0.00000687100169047616" calcext:value-type="float">
            <text:p>6.87100169047616E-06</text:p>
          </table:table-cell>
          <table:table-cell office:value-type="float" office:value="0.0000264730163747981" calcext:value-type="float">
            <text:p>2.64730163747981E-05</text:p>
          </table:table-cell>
          <table:table-cell office:value-type="float" office:value="290.926" calcext:value-type="float">
            <text:p>290.926</text:p>
          </table:table-cell>
          <table:table-cell/>
          <table:table-cell table:formula="of:=([.B37]+[.C37])/2" office:value-type="float" office:value="0.0000166720090326371" calcext:value-type="float">
            <text:p>1.66720090326371E-05</text:p>
          </table:table-cell>
          <table:table-cell table:formula="of:=([.C37]-[.B37])/2" office:value-type="float" office:value="0.00000980100734216097" calcext:value-type="float">
            <text:p>9.80100734216097E-06</text:p>
          </table:table-cell>
        </table:table-row>
        <table:table-row table:style-name="ro1">
          <table:table-cell office:value-type="float" office:value="3426.55268" calcext:value-type="float">
            <text:p>3426.55268</text:p>
          </table:table-cell>
          <table:table-cell office:value-type="float" office:value="0.00000373497641630323" calcext:value-type="float">
            <text:p>3.73497641630323E-06</text:p>
          </table:table-cell>
          <table:table-cell office:value-type="float" office:value="0.0000228828245346686" calcext:value-type="float">
            <text:p>2.28828245346686E-05</text:p>
          </table:table-cell>
          <table:table-cell office:value-type="float" office:value="290.88401" calcext:value-type="float">
            <text:p>290.88401</text:p>
          </table:table-cell>
          <table:table-cell/>
          <table:table-cell table:formula="of:=([.B38]+[.C38])/2" office:value-type="float" office:value="0.0000133089004754859" calcext:value-type="float">
            <text:p>1.33089004754859E-05</text:p>
          </table:table-cell>
          <table:table-cell table:formula="of:=([.C38]-[.B38])/2" office:value-type="float" office:value="0.00000957392405918271" calcext:value-type="float">
            <text:p>9.57392405918271E-06</text:p>
          </table:table-cell>
        </table:table-row>
        <table:table-row table:style-name="ro1">
          <table:table-cell office:value-type="float" office:value="3521.66918" calcext:value-type="float">
            <text:p>3521.66918</text:p>
          </table:table-cell>
          <table:table-cell office:value-type="float" office:value="0.000000366469955409809" calcext:value-type="float">
            <text:p>3.66469955409809E-07</text:p>
          </table:table-cell>
          <table:table-cell office:value-type="float" office:value="0.0000199195099319818" calcext:value-type="float">
            <text:p>1.99195099319818E-05</text:p>
          </table:table-cell>
          <table:table-cell office:value-type="float" office:value="291.21031" calcext:value-type="float">
            <text:p>291.21031</text:p>
          </table:table-cell>
          <table:table-cell/>
          <table:table-cell table:formula="of:=([.B39]+[.C39])/2" office:value-type="float" office:value="0.0000101429899436958" calcext:value-type="float">
            <text:p>1.01429899436958E-05</text:p>
          </table:table-cell>
          <table:table-cell table:formula="of:=([.C39]-[.B39])/2" office:value-type="float" office:value="0.00000977651998828602" calcext:value-type="float">
            <text:p>9.77651998828602E-06</text:p>
          </table:table-cell>
        </table:table-row>
        <table:table-row table:style-name="ro1">
          <table:table-cell office:value-type="float" office:value="3616.83611" calcext:value-type="float">
            <text:p>3616.83611</text:p>
          </table:table-cell>
          <table:table-cell office:value-type="float" office:value="0.0000018592341969039" calcext:value-type="float">
            <text:p>1.8592341969039E-06</text:p>
          </table:table-cell>
          <table:table-cell office:value-type="float" office:value="0.0000209246954832971" calcext:value-type="float">
            <text:p>2.09246954832971E-05</text:p>
          </table:table-cell>
          <table:table-cell office:value-type="float" office:value="291.54887" calcext:value-type="float">
            <text:p>291.54887</text:p>
          </table:table-cell>
          <table:table-cell/>
          <table:table-cell table:formula="of:=([.B40]+[.C40])/2" office:value-type="float" office:value="0.0000113919648401005" calcext:value-type="float">
            <text:p>1.13919648401005E-05</text:p>
          </table:table-cell>
          <table:table-cell table:formula="of:=([.C40]-[.B40])/2" office:value-type="float" office:value="0.00000953273064319658" calcext:value-type="float">
            <text:p>9.53273064319658E-06</text:p>
          </table:table-cell>
        </table:table-row>
        <table:table-row table:style-name="ro1">
          <table:table-cell office:value-type="float" office:value="3712.1693" calcext:value-type="float">
            <text:p>3712.1693</text:p>
          </table:table-cell>
          <table:table-cell office:value-type="float" office:value="0.00000591866832847732" calcext:value-type="float">
            <text:p>5.91866832847732E-06</text:p>
          </table:table-cell>
          <table:table-cell office:value-type="float" office:value="0.0000248506655621222" calcext:value-type="float">
            <text:p>2.48506655621222E-05</text:p>
          </table:table-cell>
          <table:table-cell office:value-type="float" office:value="290.42262" calcext:value-type="float">
            <text:p>290.42262</text:p>
          </table:table-cell>
          <table:table-cell/>
          <table:table-cell table:formula="of:=([.B41]+[.C41])/2" office:value-type="float" office:value="0.0000153846669452998" calcext:value-type="float">
            <text:p>1.53846669452998E-05</text:p>
          </table:table-cell>
          <table:table-cell table:formula="of:=([.C41]-[.B41])/2" office:value-type="float" office:value="0.00000946599861682246" calcext:value-type="float">
            <text:p>9.46599861682246E-06</text:p>
          </table:table-cell>
        </table:table-row>
        <table:table-row table:style-name="ro1">
          <table:table-cell office:value-type="float" office:value="3807.41941" calcext:value-type="float">
            <text:p>3807.41941</text:p>
          </table:table-cell>
          <table:table-cell office:value-type="float" office:value="0.00000998900311472097" calcext:value-type="float">
            <text:p>9.98900311472097E-06</text:p>
          </table:table-cell>
          <table:table-cell office:value-type="float" office:value="0.000025490325128677" calcext:value-type="float">
            <text:p>2.5490325128677E-05</text:p>
          </table:table-cell>
          <table:table-cell office:value-type="float" office:value="289.62779" calcext:value-type="float">
            <text:p>289.62779</text:p>
          </table:table-cell>
          <table:table-cell/>
          <table:table-cell table:formula="of:=([.B42]+[.C42])/2" office:value-type="float" office:value="0.000017739664121699" calcext:value-type="float">
            <text:p>1.7739664121699E-05</text:p>
          </table:table-cell>
          <table:table-cell table:formula="of:=([.C42]-[.B42])/2" office:value-type="float" office:value="0.00000775066100697802" calcext:value-type="float">
            <text:p>7.75066100697802E-06</text:p>
          </table:table-cell>
        </table:table-row>
        <table:table-row table:style-name="ro1">
          <table:table-cell office:value-type="float" office:value="3902.5862" calcext:value-type="float">
            <text:p>3902.5862</text:p>
          </table:table-cell>
          <table:table-cell office:value-type="float" office:value="0.0000115807654973367" calcext:value-type="float">
            <text:p>1.15807654973367E-05</text:p>
          </table:table-cell>
          <table:table-cell office:value-type="float" office:value="0.0000282011573002485" calcext:value-type="float">
            <text:p>2.82011573002485E-05</text:p>
          </table:table-cell>
          <table:table-cell office:value-type="float" office:value="289.5589" calcext:value-type="float">
            <text:p>289.5589</text:p>
          </table:table-cell>
          <table:table-cell/>
          <table:table-cell table:formula="of:=([.B43]+[.C43])/2" office:value-type="float" office:value="0.0000198909613987926" calcext:value-type="float">
            <text:p>1.98909613987926E-05</text:p>
          </table:table-cell>
          <table:table-cell table:formula="of:=([.C43]-[.B43])/2" office:value-type="float" office:value="0.00000831019590145594" calcext:value-type="float">
            <text:p>8.31019590145594E-06</text:p>
          </table:table-cell>
        </table:table-row>
        <table:table-row table:style-name="ro1">
          <table:table-cell office:value-type="float" office:value="3997.71989" calcext:value-type="float">
            <text:p>3997.71989</text:p>
          </table:table-cell>
          <table:table-cell office:value-type="float" office:value="0.0000130894797161924" calcext:value-type="float">
            <text:p>1.30894797161924E-05</text:p>
          </table:table-cell>
          <table:table-cell office:value-type="float" office:value="0.0000297125663837189" calcext:value-type="float">
            <text:p>2.97125663837189E-05</text:p>
          </table:table-cell>
          <table:table-cell office:value-type="float" office:value="288.9747" calcext:value-type="float">
            <text:p>288.9747</text:p>
          </table:table-cell>
          <table:table-cell/>
          <table:table-cell table:formula="of:=([.B44]+[.C44])/2" office:value-type="float" office:value="0.0000214010230499556" calcext:value-type="float">
            <text:p>2.14010230499556E-05</text:p>
          </table:table-cell>
          <table:table-cell table:formula="of:=([.C44]-[.B44])/2" office:value-type="float" office:value="0.00000831154333376322" calcext:value-type="float">
            <text:p>8.31154333376322E-06</text:p>
          </table:table-cell>
        </table:table-row>
        <table:table-row table:style-name="ro1">
          <table:table-cell office:value-type="float" office:value="4092.81991" calcext:value-type="float">
            <text:p>4092.81991</text:p>
          </table:table-cell>
          <table:table-cell office:value-type="float" office:value="0.0000144030688416333" calcext:value-type="float">
            <text:p>1.44030688416333E-05</text:p>
          </table:table-cell>
          <table:table-cell office:value-type="float" office:value="0.0000298515137744563" calcext:value-type="float">
            <text:p>2.98515137744563E-05</text:p>
          </table:table-cell>
          <table:table-cell office:value-type="float" office:value="288.06296" calcext:value-type="float">
            <text:p>288.06296</text:p>
          </table:table-cell>
          <table:table-cell/>
          <table:table-cell table:formula="of:=([.B45]+[.C45])/2" office:value-type="float" office:value="0.0000221272913080448" calcext:value-type="float">
            <text:p>2.21272913080448E-05</text:p>
          </table:table-cell>
          <table:table-cell table:formula="of:=([.C45]-[.B45])/2" office:value-type="float" office:value="0.00000772422246641151" calcext:value-type="float">
            <text:p>7.72422246641151E-06</text:p>
          </table:table-cell>
        </table:table-row>
        <table:table-row table:style-name="ro1">
          <table:table-cell office:value-type="float" office:value="4188.07425" calcext:value-type="float">
            <text:p>4188.07425</text:p>
          </table:table-cell>
          <table:table-cell office:value-type="float" office:value="0.000012086789802101" calcext:value-type="float">
            <text:p>1.2086789802101E-05</text:p>
          </table:table-cell>
          <table:table-cell office:value-type="float" office:value="0.0000285698371788186" calcext:value-type="float">
            <text:p>2.85698371788186E-05</text:p>
          </table:table-cell>
          <table:table-cell office:value-type="float" office:value="288.75191" calcext:value-type="float">
            <text:p>288.75191</text:p>
          </table:table-cell>
          <table:table-cell/>
          <table:table-cell table:formula="of:=([.B46]+[.C46])/2" office:value-type="float" office:value="0.0000203283134904598" calcext:value-type="float">
            <text:p>2.03283134904598E-05</text:p>
          </table:table-cell>
          <table:table-cell table:formula="of:=([.C46]-[.B46])/2" office:value-type="float" office:value="0.00000824152368835881" calcext:value-type="float">
            <text:p>8.24152368835881E-06</text:p>
          </table:table-cell>
        </table:table-row>
        <table:table-row table:style-name="ro1">
          <table:table-cell office:value-type="float" office:value="4283.33674" calcext:value-type="float">
            <text:p>4283.33674</text:p>
          </table:table-cell>
          <table:table-cell office:value-type="float" office:value="0.00000931217302404624" calcext:value-type="float">
            <text:p>9.31217302404624E-06</text:p>
          </table:table-cell>
          <table:table-cell office:value-type="float" office:value="0.0000264474465476862" calcext:value-type="float">
            <text:p>2.64474465476862E-05</text:p>
          </table:table-cell>
          <table:table-cell office:value-type="float" office:value="289.73426" calcext:value-type="float">
            <text:p>289.73426</text:p>
          </table:table-cell>
          <table:table-cell/>
          <table:table-cell table:formula="of:=([.B47]+[.C47])/2" office:value-type="float" office:value="0.0000178798097858662" calcext:value-type="float">
            <text:p>1.78798097858662E-05</text:p>
          </table:table-cell>
          <table:table-cell table:formula="of:=([.C47]-[.B47])/2" office:value-type="float" office:value="0.00000856763676182" calcext:value-type="float">
            <text:p>8.56763676182E-06</text:p>
          </table:table-cell>
        </table:table-row>
        <table:table-row table:style-name="ro1">
          <table:table-cell office:value-type="float" office:value="4378.74639" calcext:value-type="float">
            <text:p>4378.74639</text:p>
          </table:table-cell>
          <table:table-cell office:value-type="float" office:value="0.00000604608744271806" calcext:value-type="float">
            <text:p>6.04608744271806E-06</text:p>
          </table:table-cell>
          <table:table-cell office:value-type="float" office:value="0.0000240062808629555" calcext:value-type="float">
            <text:p>2.40062808629555E-05</text:p>
          </table:table-cell>
          <table:table-cell office:value-type="float" office:value="290.46855" calcext:value-type="float">
            <text:p>290.46855</text:p>
          </table:table-cell>
          <table:table-cell/>
          <table:table-cell table:formula="of:=([.B48]+[.C48])/2" office:value-type="float" office:value="0.0000150261841528368" calcext:value-type="float">
            <text:p>1.50261841528368E-05</text:p>
          </table:table-cell>
          <table:table-cell table:formula="of:=([.C48]-[.B48])/2" office:value-type="float" office:value="0.00000898009671011872" calcext:value-type="float">
            <text:p>8.98009671011872E-06</text:p>
          </table:table-cell>
        </table:table-row>
        <table:table-row table:style-name="ro1">
          <table:table-cell office:value-type="float" office:value="4474.15826" calcext:value-type="float">
            <text:p>4474.15826</text:p>
          </table:table-cell>
          <table:table-cell office:value-type="float" office:value="0.00000229594508046149" calcext:value-type="float">
            <text:p>2.29594508046149E-06</text:p>
          </table:table-cell>
          <table:table-cell office:value-type="float" office:value="0.0000209510064663741" calcext:value-type="float">
            <text:p>2.09510064663741E-05</text:p>
          </table:table-cell>
          <table:table-cell office:value-type="float" office:value="290.63072" calcext:value-type="float">
            <text:p>290.63072</text:p>
          </table:table-cell>
          <table:table-cell/>
          <table:table-cell table:formula="of:=([.B49]+[.C49])/2" office:value-type="float" office:value="0.0000116234757734178" calcext:value-type="float">
            <text:p>1.16234757734178E-05</text:p>
          </table:table-cell>
          <table:table-cell table:formula="of:=([.C49]-[.B49])/2" office:value-type="float" office:value="0.00000932753069295633" calcext:value-type="float">
            <text:p>9.32753069295633E-06</text:p>
          </table:table-cell>
        </table:table-row>
        <table:table-row table:style-name="ro1">
          <table:table-cell office:value-type="float" office:value="4569.14195" calcext:value-type="float">
            <text:p>4569.14195</text:p>
          </table:table-cell>
          <table:table-cell office:value-type="float" office:value="0.00000219460904891404" calcext:value-type="float">
            <text:p>2.19460904891404E-06</text:p>
          </table:table-cell>
          <table:table-cell office:value-type="float" office:value="0.0000205392152302216" calcext:value-type="float">
            <text:p>2.05392152302216E-05</text:p>
          </table:table-cell>
          <table:table-cell office:value-type="float" office:value="290.27882" calcext:value-type="float">
            <text:p>290.27882</text:p>
          </table:table-cell>
          <table:table-cell/>
          <table:table-cell table:formula="of:=([.B50]+[.C50])/2" office:value-type="float" office:value="0.0000113669121395678" calcext:value-type="float">
            <text:p>1.13669121395678E-05</text:p>
          </table:table-cell>
          <table:table-cell table:formula="of:=([.C50]-[.B50])/2" office:value-type="float" office:value="0.00000917230309065376" calcext:value-type="float">
            <text:p>9.17230309065376E-06</text:p>
          </table:table-cell>
        </table:table-row>
        <table:table-row table:style-name="ro1">
          <table:table-cell office:value-type="float" office:value="4664.37335" calcext:value-type="float">
            <text:p>4664.37335</text:p>
          </table:table-cell>
          <table:table-cell office:value-type="float" office:value="0.00000586001568484182" calcext:value-type="float">
            <text:p>5.86001568484182E-06</text:p>
          </table:table-cell>
          <table:table-cell office:value-type="float" office:value="0.0000243449754766907" calcext:value-type="float">
            <text:p>2.43449754766907E-05</text:p>
          </table:table-cell>
          <table:table-cell office:value-type="float" office:value="289.67858" calcext:value-type="float">
            <text:p>289.67858</text:p>
          </table:table-cell>
          <table:table-cell/>
          <table:table-cell table:formula="of:=([.B51]+[.C51])/2" office:value-type="float" office:value="0.0000151024955807663" calcext:value-type="float">
            <text:p>1.51024955807663E-05</text:p>
          </table:table-cell>
          <table:table-cell table:formula="of:=([.C51]-[.B51])/2" office:value-type="float" office:value="0.00000924247989592446" calcext:value-type="float">
            <text:p>9.24247989592446E-06</text:p>
          </table:table-cell>
        </table:table-row>
        <table:table-row table:style-name="ro1">
          <table:table-cell office:value-type="float" office:value="4759.52795" calcext:value-type="float">
            <text:p>4759.52795</text:p>
          </table:table-cell>
          <table:table-cell office:value-type="float" office:value="0.00000860276387893958" calcext:value-type="float">
            <text:p>8.60276387893958E-06</text:p>
          </table:table-cell>
          <table:table-cell office:value-type="float" office:value="0.0000272907085544226" calcext:value-type="float">
            <text:p>2.72907085544226E-05</text:p>
          </table:table-cell>
          <table:table-cell office:value-type="float" office:value="289.6507" calcext:value-type="float">
            <text:p>289.6507</text:p>
          </table:table-cell>
          <table:table-cell/>
          <table:table-cell table:formula="of:=([.B52]+[.C52])/2" office:value-type="float" office:value="0.0000179467362166811" calcext:value-type="float">
            <text:p>1.79467362166811E-05</text:p>
          </table:table-cell>
          <table:table-cell table:formula="of:=([.C52]-[.B52])/2" office:value-type="float" office:value="0.00000934397233774152" calcext:value-type="float">
            <text:p>9.34397233774152E-06</text:p>
          </table:table-cell>
        </table:table-row>
        <table:table-row table:style-name="ro1">
          <table:table-cell office:value-type="float" office:value="4854.76174" calcext:value-type="float">
            <text:p>4854.76174</text:p>
          </table:table-cell>
          <table:table-cell office:value-type="float" office:value="0.0000107402035529742" calcext:value-type="float">
            <text:p>1.07402035529742E-05</text:p>
          </table:table-cell>
          <table:table-cell office:value-type="float" office:value="0.0000294536862254973" calcext:value-type="float">
            <text:p>2.94536862254973E-05</text:p>
          </table:table-cell>
          <table:table-cell office:value-type="float" office:value="289.31623" calcext:value-type="float">
            <text:p>289.31623</text:p>
          </table:table-cell>
          <table:table-cell/>
          <table:table-cell table:formula="of:=([.B53]+[.C53])/2" office:value-type="float" office:value="0.0000200969448892358" calcext:value-type="float">
            <text:p>2.00969448892358E-05</text:p>
          </table:table-cell>
          <table:table-cell table:formula="of:=([.C53]-[.B53])/2" office:value-type="float" office:value="0.00000935674133626154" calcext:value-type="float">
            <text:p>9.35674133626154E-06</text:p>
          </table:table-cell>
        </table:table-row>
        <table:table-row table:style-name="ro1">
          <table:table-cell office:value-type="float" office:value="4950.14068" calcext:value-type="float">
            <text:p>4950.14068</text:p>
          </table:table-cell>
          <table:table-cell office:value-type="float" office:value="0.0000114435660405615" calcext:value-type="float">
            <text:p>1.14435660405615E-05</text:p>
          </table:table-cell>
          <table:table-cell office:value-type="float" office:value="0.0000300328184193444" calcext:value-type="float">
            <text:p>3.00328184193444E-05</text:p>
          </table:table-cell>
          <table:table-cell office:value-type="float" office:value="289.10376" calcext:value-type="float">
            <text:p>289.10376</text:p>
          </table:table-cell>
          <table:table-cell/>
          <table:table-cell table:formula="of:=([.B54]+[.C54])/2" office:value-type="float" office:value="0.0000207381922299529" calcext:value-type="float">
            <text:p>2.07381922299529E-05</text:p>
          </table:table-cell>
          <table:table-cell table:formula="of:=([.C54]-[.B54])/2" office:value-type="float" office:value="0.00000929462618939142" calcext:value-type="float">
            <text:p>9.29462618939142E-06</text:p>
          </table:table-cell>
        </table:table-row>
        <table:table-row table:style-name="ro1">
          <table:table-cell office:value-type="float" office:value="5045.48411" calcext:value-type="float">
            <text:p>5045.48411</text:p>
          </table:table-cell>
          <table:table-cell office:value-type="float" office:value="0.00000937257728212249" calcext:value-type="float">
            <text:p>9.37257728212249E-06</text:p>
          </table:table-cell>
          <table:table-cell office:value-type="float" office:value="0.0000279317058021354" calcext:value-type="float">
            <text:p>2.79317058021354E-05</text:p>
          </table:table-cell>
          <table:table-cell office:value-type="float" office:value="289.63027" calcext:value-type="float">
            <text:p>289.63027</text:p>
          </table:table-cell>
          <table:table-cell/>
          <table:table-cell table:formula="of:=([.B55]+[.C55])/2" office:value-type="float" office:value="0.000018652141542129" calcext:value-type="float">
            <text:p>1.8652141542129E-05</text:p>
          </table:table-cell>
          <table:table-cell table:formula="of:=([.C55]-[.B55])/2" office:value-type="float" office:value="0.00000927956426000647" calcext:value-type="float">
            <text:p>9.27956426000647E-06</text:p>
          </table:table-cell>
        </table:table-row>
        <table:table-row table:style-name="ro1">
          <table:table-cell office:value-type="float" office:value="5140.85042" calcext:value-type="float">
            <text:p>5140.85042</text:p>
          </table:table-cell>
          <table:table-cell office:value-type="float" office:value="0.00000714644222310815" calcext:value-type="float">
            <text:p>7.14644222310815E-06</text:p>
          </table:table-cell>
          <table:table-cell office:value-type="float" office:value="0.0000257377279911824" calcext:value-type="float">
            <text:p>2.57377279911824E-05</text:p>
          </table:table-cell>
          <table:table-cell office:value-type="float" office:value="289.96661" calcext:value-type="float">
            <text:p>289.96661</text:p>
          </table:table-cell>
          <table:table-cell/>
          <table:table-cell table:formula="of:=([.B56]+[.C56])/2" office:value-type="float" office:value="0.0000164420851071453" calcext:value-type="float">
            <text:p>1.64420851071453E-05</text:p>
          </table:table-cell>
          <table:table-cell table:formula="of:=([.C56]-[.B56])/2" office:value-type="float" office:value="0.00000929564288403713" calcext:value-type="float">
            <text:p>9.29564288403713E-06</text:p>
          </table:table-cell>
        </table:table-row>
        <table:table-row table:style-name="ro1">
          <table:table-cell office:value-type="float" office:value="5236.00765" calcext:value-type="float">
            <text:p>5236.00765</text:p>
          </table:table-cell>
          <table:table-cell office:value-type="float" office:value="0.00000360136017350746" calcext:value-type="float">
            <text:p>3.60136017350746E-06</text:p>
          </table:table-cell>
          <table:table-cell office:value-type="float" office:value="0.0000221052832361368" calcext:value-type="float">
            <text:p>2.21052832361368E-05</text:p>
          </table:table-cell>
          <table:table-cell office:value-type="float" office:value="290.24698" calcext:value-type="float">
            <text:p>290.24698</text:p>
          </table:table-cell>
          <table:table-cell/>
          <table:table-cell table:formula="of:=([.B57]+[.C57])/2" office:value-type="float" office:value="0.0000128533217048221" calcext:value-type="float">
            <text:p>1.28533217048221E-05</text:p>
          </table:table-cell>
          <table:table-cell table:formula="of:=([.C57]-[.B57])/2" office:value-type="float" office:value="0.00000925196153131467" calcext:value-type="float">
            <text:p>9.25196153131467E-06</text:p>
          </table:table-cell>
        </table:table-row>
        <table:table-row table:style-name="ro1">
          <table:table-cell office:value-type="float" office:value="5331.16536" calcext:value-type="float">
            <text:p>5331.16536</text:p>
          </table:table-cell>
          <table:table-cell office:value-type="float" office:value="0.00000265046979680347" calcext:value-type="float">
            <text:p>2.65046979680347E-06</text:p>
          </table:table-cell>
          <table:table-cell office:value-type="float" office:value="0.0000209309146385865" calcext:value-type="float">
            <text:p>2.09309146385865E-05</text:p>
          </table:table-cell>
          <table:table-cell office:value-type="float" office:value="290.35587" calcext:value-type="float">
            <text:p>290.35587</text:p>
          </table:table-cell>
          <table:table-cell/>
          <table:table-cell table:formula="of:=([.B58]+[.C58])/2" office:value-type="float" office:value="0.000011790692217695" calcext:value-type="float">
            <text:p>1.1790692217695E-05</text:p>
          </table:table-cell>
          <table:table-cell table:formula="of:=([.C58]-[.B58])/2" office:value-type="float" office:value="0.00000914022242089152" calcext:value-type="float">
            <text:p>9.14022242089152E-06</text:p>
          </table:table-cell>
        </table:table-row>
        <table:table-row table:style-name="ro1">
          <table:table-cell office:value-type="float" office:value="5426.48665" calcext:value-type="float">
            <text:p>5426.48665</text:p>
          </table:table-cell>
          <table:table-cell office:value-type="float" office:value="0.00000555010289137302" calcext:value-type="float">
            <text:p>5.55010289137302E-06</text:p>
          </table:table-cell>
          <table:table-cell office:value-type="float" office:value="0.0000236404536821286" calcext:value-type="float">
            <text:p>2.36404536821286E-05</text:p>
          </table:table-cell>
          <table:table-cell office:value-type="float" office:value="289.99705" calcext:value-type="float">
            <text:p>289.99705</text:p>
          </table:table-cell>
          <table:table-cell/>
          <table:table-cell table:formula="of:=([.B59]+[.C59])/2" office:value-type="float" office:value="0.0000145952782867508" calcext:value-type="float">
            <text:p>1.45952782867508E-05</text:p>
          </table:table-cell>
          <table:table-cell table:formula="of:=([.C59]-[.B59])/2" office:value-type="float" office:value="0.00000904517539537778" calcext:value-type="float">
            <text:p>9.04517539537778E-06</text:p>
          </table:table-cell>
        </table:table-row>
        <table:table-row table:style-name="ro1">
          <table:table-cell office:value-type="float" office:value="5521.55234" calcext:value-type="float">
            <text:p>5521.55234</text:p>
          </table:table-cell>
          <table:table-cell office:value-type="float" office:value="0.00000848959922496434" calcext:value-type="float">
            <text:p>8.48959922496434E-06</text:p>
          </table:table-cell>
          <table:table-cell office:value-type="float" office:value="0.0000271464649142501" calcext:value-type="float">
            <text:p>2.71464649142501E-05</text:p>
          </table:table-cell>
          <table:table-cell office:value-type="float" office:value="289.61539" calcext:value-type="float">
            <text:p>289.61539</text:p>
          </table:table-cell>
          <table:table-cell/>
          <table:table-cell table:formula="of:=([.B60]+[.C60])/2" office:value-type="float" office:value="0.0000178180320696072" calcext:value-type="float">
            <text:p>1.78180320696072E-05</text:p>
          </table:table-cell>
          <table:table-cell table:formula="of:=([.C60]-[.B60])/2" office:value-type="float" office:value="0.00000932843284464286" calcext:value-type="float">
            <text:p>9.32843284464286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09T16:48:28.569034400</dc:date>
    <meta:editing-duration>PT3M2S</meta:editing-duration>
    <meta:editing-cycles>1</meta:editing-cycles>
    <meta:document-statistic meta:table-count="1" meta:cell-count="360" meta:object-count="1"/>
    <meta:generator>LibreOffice/25.2.3.2$Windows_X86_64 LibreOffice_project/bbb074479178df812d175f709636b368952c2ce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13cm" svg:y="3.954cm" style:legend-expansion="high" chart:style-name="ch2"/>
        <chart:plot-area chart:style-name="ch3" svg:x="0.319cm" svg:y="0.18cm" svg:width="13.175cm" svg:height="8.645cm">
          <chart:coordinate-region svg:x="2.005cm" svg:y="0.379cm" svg:width="11.489cm" svg:height="7.6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bi_level_data_2_15_10_41 - Copy'.F2:'rabi_level_data_2_15_10_41 - Copy'.F60" chart:label-cell-address="'rabi_level_data_2_15_10_41 - Copy'.F1:'rabi_level_data_2_15_10_41 - Copy'.F1" chart:class="chart:line">
            <chart:data-point chart:repeated="59"/>
          </chart:series>
          <chart:series chart:style-name="ch7" chart:values-cell-range-address="'rabi_level_data_2_15_10_41 - Copy'.G2:'rabi_level_data_2_15_10_41 - Copy'.G60" chart:label-cell-address="'rabi_level_data_2_15_10_41 - Copy'.G1:'rabi_level_data_2_15_10_41 - Copy'.G1" chart:class="chart:line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set</text:p>
                <draw:g>
                  <svg:desc>'rabi_level_data_2_15_10_41 - Copy'.F1:'rabi_level_data_2_15_10_41 - Copy'.F1</svg:desc>
                </draw:g>
              </table:table-cell>
              <table:table-cell office:value-type="string">
                <text:p>ampl</text:p>
                <draw:g>
                  <svg:desc>'rabi_level_data_2_15_10_41 - Copy'.G1:'rabi_level_data_2_15_10_41 - Copy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97135915001099">
                <text:p>0.0000197135915001099</text:p>
                <draw:g>
                  <svg:desc>'rabi_level_data_2_15_10_41 - Copy'.F2:'rabi_level_data_2_15_10_41 - Copy'.F60</svg:desc>
                </draw:g>
              </table:table-cell>
              <table:table-cell office:value-type="float" office:value="0.00000909831617222161">
                <text:p>0.00000909831617222161</text:p>
                <draw:g>
                  <svg:desc>'rabi_level_data_2_15_10_41 - Copy'.G2:'rabi_level_data_2_15_10_41 - Copy'.G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84017792658691">
                <text:p>0.0000184017792658691</text:p>
              </table:table-cell>
              <table:table-cell office:value-type="float" office:value="0.00000842846584694991">
                <text:p>0.00000842846584694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57181227424538">
                <text:p>0.0000157181227424538</text:p>
              </table:table-cell>
              <table:table-cell office:value-type="float" office:value="0.0000082981267191954">
                <text:p>0.0000082981267191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42017845283323">
                <text:p>0.0000142017845283323</text:p>
              </table:table-cell>
              <table:table-cell office:value-type="float" office:value="0.0000089402392093746">
                <text:p>0.0000089402392093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22232288790859">
                <text:p>0.0000122232288790859</text:p>
              </table:table-cell>
              <table:table-cell office:value-type="float" office:value="0.00000856718672562514">
                <text:p>0.00000856718672562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40128991384114">
                <text:p>0.0000140128991384114</text:p>
              </table:table-cell>
              <table:table-cell office:value-type="float" office:value="0.0000088995018871817">
                <text:p>0.0000088995018871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59376972378287">
                <text:p>0.0000159376972378287</text:p>
              </table:table-cell>
              <table:table-cell office:value-type="float" office:value="0.00000882296164532811">
                <text:p>0.00000882296164532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77515701701983">
                <text:p>0.0000177515701701983</text:p>
              </table:table-cell>
              <table:table-cell office:value-type="float" office:value="0.00000905747651367162">
                <text:p>0.00000905747651367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88835039733605">
                <text:p>0.0000188835039733605</text:p>
              </table:table-cell>
              <table:table-cell office:value-type="float" office:value="0.00000958179329149243">
                <text:p>0.00000958179329149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66677399269815">
                <text:p>0.0000166677399269815</text:p>
              </table:table-cell>
              <table:table-cell office:value-type="float" office:value="0.00000931892786380597">
                <text:p>0.00000931892786380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43214792536623">
                <text:p>0.0000143214792536623</text:p>
              </table:table-cell>
              <table:table-cell office:value-type="float" office:value="0.00000958766882808264">
                <text:p>0.00000958766882808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29504170624354">
                <text:p>0.0000129504170624354</text:p>
              </table:table-cell>
              <table:table-cell office:value-type="float" office:value="0.00000955070877913298">
                <text:p>0.00000955070877913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149652593490783">
                <text:p>0.0000149652593490783</text:p>
              </table:table-cell>
              <table:table-cell office:value-type="float" office:value="0.00000968767484829483">
                <text:p>0.00000968767484829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164609338217841">
                <text:p>0.0000164609338217841</text:p>
              </table:table-cell>
              <table:table-cell office:value-type="float" office:value="0.00000956214466665474">
                <text:p>0.00000956214466665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179968206822146">
                <text:p>0.0000179968206822146</text:p>
              </table:table-cell>
              <table:table-cell office:value-type="float" office:value="0.00000973086515754902">
                <text:p>0.00000973086515754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185730241167843">
                <text:p>0.0000185730241167843</text:p>
              </table:table-cell>
              <table:table-cell office:value-type="float" office:value="0.00000958940011519283">
                <text:p>0.00000958940011519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165611530213299">
                <text:p>0.0000165611530213299</text:p>
              </table:table-cell>
              <table:table-cell office:value-type="float" office:value="0.0000095513613383019">
                <text:p>0.0000095513613383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139366899321117">
                <text:p>0.0000139366899321117</text:p>
              </table:table-cell>
              <table:table-cell office:value-type="float" office:value="0.00000975234564804407">
                <text:p>0.00000975234564804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11390781487746">
                <text:p>0.000011390781487746</text:p>
              </table:table-cell>
              <table:table-cell office:value-type="float" office:value="0.00000958596108572445">
                <text:p>0.00000958596108572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14915504168168">
                <text:p>0.0000114915504168168</text:p>
              </table:table-cell>
              <table:table-cell office:value-type="float" office:value="0.0000094467054392998">
                <text:p>0.0000094467054392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138736032739481">
                <text:p>0.0000138736032739481</text:p>
              </table:table-cell>
              <table:table-cell office:value-type="float" office:value="0.00000955898378913369">
                <text:p>0.00000955898378913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155819881165519">
                <text:p>0.0000155819881165519</text:p>
              </table:table-cell>
              <table:table-cell office:value-type="float" office:value="0.00000907919306140449">
                <text:p>0.00000907919306140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175256713195623">
                <text:p>0.0000175256713195623</text:p>
              </table:table-cell>
              <table:table-cell office:value-type="float" office:value="0.00000937968836412185">
                <text:p>0.00000937968836412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95162006979374">
                <text:p>0.0000195162006979374</text:p>
              </table:table-cell>
              <table:table-cell office:value-type="float" office:value="0.00000990255094074791">
                <text:p>0.00000990255094074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201290831710453">
                <text:p>0.0000201290831710453</text:p>
              </table:table-cell>
              <table:table-cell office:value-type="float" office:value="0.00000991962473926243">
                <text:p>0.000009919624739262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178293044194379">
                <text:p>0.0000178293044194379</text:p>
              </table:table-cell>
              <table:table-cell office:value-type="float" office:value="0.00000995180225180465">
                <text:p>0.00000995180225180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148415421810655">
                <text:p>0.0000148415421810655</text:p>
              </table:table-cell>
              <table:table-cell office:value-type="float" office:value="0.00000966144902378412">
                <text:p>0.00000966144902378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18425473667121">
                <text:p>0.0000118425473667121</text:p>
              </table:table-cell>
              <table:table-cell office:value-type="float" office:value="0.00000928072646186647">
                <text:p>0.00000928072646186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114852783545408">
                <text:p>0.0000114852783545408</text:p>
              </table:table-cell>
              <table:table-cell office:value-type="float" office:value="0.00000948146969939702">
                <text:p>0.00000948146969939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135498273896159">
                <text:p>0.0000135498273896159</text:p>
              </table:table-cell>
              <table:table-cell office:value-type="float" office:value="0.00000915054599426704">
                <text:p>0.00000915054599426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165266364858384">
                <text:p>0.0000165266364858384</text:p>
              </table:table-cell>
              <table:table-cell office:value-type="float" office:value="0.00000973693661817891">
                <text:p>0.000009736936618178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76057076595139">
                <text:p>0.0000176057076595139</text:p>
              </table:table-cell>
              <table:table-cell office:value-type="float" office:value="0.00000944680138056551">
                <text:p>0.00000944680138056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86907628595553">
                <text:p>0.0000186907628595553</text:p>
              </table:table-cell>
              <table:table-cell office:value-type="float" office:value="0.00000937953561301094">
                <text:p>0.00000937953561301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200466663613461">
                <text:p>0.0000200466663613461</text:p>
              </table:table-cell>
              <table:table-cell office:value-type="float" office:value="0.000010047622085586">
                <text:p>0.000010047622085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93651945502059">
                <text:p>0.0000193651945502059</text:p>
              </table:table-cell>
              <table:table-cell office:value-type="float" office:value="0.00000981414558794793">
                <text:p>0.00000981414558794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66720090326371">
                <text:p>0.0000166720090326371</text:p>
              </table:table-cell>
              <table:table-cell office:value-type="float" office:value="0.00000980100734216097">
                <text:p>0.000009801007342160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33089004754859">
                <text:p>0.0000133089004754859</text:p>
              </table:table-cell>
              <table:table-cell office:value-type="float" office:value="0.00000957392405918271">
                <text:p>0.00000957392405918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101429899436958">
                <text:p>0.0000101429899436958</text:p>
              </table:table-cell>
              <table:table-cell office:value-type="float" office:value="0.00000977651998828602">
                <text:p>0.000009776519988286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113919648401005">
                <text:p>0.0000113919648401005</text:p>
              </table:table-cell>
              <table:table-cell office:value-type="float" office:value="0.00000953273064319658">
                <text:p>0.000009532730643196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53846669452998">
                <text:p>0.0000153846669452998</text:p>
              </table:table-cell>
              <table:table-cell office:value-type="float" office:value="0.00000946599861682246">
                <text:p>0.000009465998616822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7739664121699">
                <text:p>0.000017739664121699</text:p>
              </table:table-cell>
              <table:table-cell office:value-type="float" office:value="0.00000775066100697802">
                <text:p>0.000007750661006978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98909613987926">
                <text:p>0.0000198909613987926</text:p>
              </table:table-cell>
              <table:table-cell office:value-type="float" office:value="0.00000831019590145594">
                <text:p>0.000008310195901455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214010230499556">
                <text:p>0.0000214010230499556</text:p>
              </table:table-cell>
              <table:table-cell office:value-type="float" office:value="0.00000831154333376322">
                <text:p>0.00000831154333376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221272913080448">
                <text:p>0.0000221272913080448</text:p>
              </table:table-cell>
              <table:table-cell office:value-type="float" office:value="0.00000772422246641151">
                <text:p>0.000007724222466411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203283134904598">
                <text:p>0.0000203283134904598</text:p>
              </table:table-cell>
              <table:table-cell office:value-type="float" office:value="0.00000824152368835881">
                <text:p>0.000008241523688358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78798097858662">
                <text:p>0.0000178798097858662</text:p>
              </table:table-cell>
              <table:table-cell office:value-type="float" office:value="0.00000856763676182">
                <text:p>0.00000856763676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50261841528368">
                <text:p>0.0000150261841528368</text:p>
              </table:table-cell>
              <table:table-cell office:value-type="float" office:value="0.00000898009671011872">
                <text:p>0.00000898009671011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16234757734178">
                <text:p>0.0000116234757734178</text:p>
              </table:table-cell>
              <table:table-cell office:value-type="float" office:value="0.00000932753069295633">
                <text:p>0.000009327530692956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113669121395678">
                <text:p>0.0000113669121395678</text:p>
              </table:table-cell>
              <table:table-cell office:value-type="float" office:value="0.00000917230309065376">
                <text:p>0.00000917230309065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151024955807663">
                <text:p>0.0000151024955807663</text:p>
              </table:table-cell>
              <table:table-cell office:value-type="float" office:value="0.00000924247989592446">
                <text:p>0.000009242479895924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179467362166811">
                <text:p>0.0000179467362166811</text:p>
              </table:table-cell>
              <table:table-cell office:value-type="float" office:value="0.00000934397233774152">
                <text:p>0.000009343972337741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200969448892358">
                <text:p>0.0000200969448892358</text:p>
              </table:table-cell>
              <table:table-cell office:value-type="float" office:value="0.00000935674133626154">
                <text:p>0.00000935674133626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207381922299529">
                <text:p>0.0000207381922299529</text:p>
              </table:table-cell>
              <table:table-cell office:value-type="float" office:value="0.00000929462618939142">
                <text:p>0.00000929462618939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18652141542129">
                <text:p>0.000018652141542129</text:p>
              </table:table-cell>
              <table:table-cell office:value-type="float" office:value="0.00000927956426000647">
                <text:p>0.000009279564260006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164420851071453">
                <text:p>0.0000164420851071453</text:p>
              </table:table-cell>
              <table:table-cell office:value-type="float" office:value="0.00000929564288403713">
                <text:p>0.000009295642884037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128533217048221">
                <text:p>0.0000128533217048221</text:p>
              </table:table-cell>
              <table:table-cell office:value-type="float" office:value="0.00000925196153131467">
                <text:p>0.000009251961531314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11790692217695">
                <text:p>0.000011790692217695</text:p>
              </table:table-cell>
              <table:table-cell office:value-type="float" office:value="0.00000914022242089152">
                <text:p>0.00000914022242089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145952782867508">
                <text:p>0.0000145952782867508</text:p>
              </table:table-cell>
              <table:table-cell office:value-type="float" office:value="0.00000904517539537778">
                <text:p>0.00000904517539537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178180320696072">
                <text:p>0.0000178180320696072</text:p>
              </table:table-cell>
              <table:table-cell office:value-type="float" office:value="0.00000932843284464286">
                <text:p>0.0000093284328446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